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bb913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bb913" officeooo:paragraph-rsid="000bb913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bb913" officeooo:paragraph-rsid="000cb813"/>
    </style:style>
    <style:style style:name="P5" style:family="paragraph" style:parent-style-name="Title">
      <style:paragraph-properties fo:text-align="start" style:justify-single-word="false"/>
      <style:text-properties officeooo:rsid="000bb913" officeooo:paragraph-rsid="000bb913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bb913" officeooo:paragraph-rsid="000bb913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officeooo:rsid="000bb913" officeooo:paragraph-rsid="000bb9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六脈神劍</text:p>
      <text:p text:style-name="P1"/>
      <text:p text:style-name="P2">你說</text:p>
      <text:p text:style-name="P2">愛情來了</text:p>
      <text:p text:style-name="P2">純純的 潔白無暇</text:p>
      <text:p text:style-name="P2"/>
      <text:p text:style-name="P3">七十的老漢</text:p>
      <text:p text:style-name="P3">三十的少婦</text:p>
      <text:p text:style-name="P4">合交</text:p>
      <text:p text:style-name="P4">人生一百分的答卷</text:p>
      <text:p text:style-name="P3">鬆弛的老臉終於是像她的乳房一樣</text:p>
      <text:p text:style-name="P3">緊緊的了</text:p>
      <text:p text:style-name="P3"/>
      <text:p text:style-name="P3">我們知道</text:p>
      <text:p text:style-name="P3">道長的六脈神劍</text:p>
      <text:p text:style-name="P3">天下無敵</text:p>
      <text:p text:style-name="P3">只有傑出的人才</text:p>
      <text:p text:style-name="P3">才配如此的嬌妻</text:p>
      <text:p text:style-name="P7"/>
      <text:p text:style-name="P3">淫文，哈哈……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6T12:47:43.370460041</dc:date>
    <meta:editing-duration>PT17M56S</meta:editing-duration>
    <meta:editing-cycles>9</meta:editing-cycles>
    <meta:document-statistic meta:table-count="0" meta:image-count="0" meta:object-count="0" meta:page-count="1" meta:paragraph-count="16" meta:word-count="91" meta:character-count="93" meta:non-whitespace-character-count="92"/>
  </office:meta>
</office:document-meta>
</file>